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373494757742031148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593224235753506635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0522095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  <text:p text:style-name="P5"/>
      <text:p text:style-name="P5">Mon Jan 22, 2018 <text:span text:style-name="T1">6.6 miles</text:span> <text:s/></text:p>
      <text:p text:style-name="P5">½ mile to the Wise Center.</text:p>
      <text:p text:style-name="P5">½ mile on the indoor track in 4:08 and rested 5 minutes</text:p>
      <text:p text:style-name="P5">1 mile on a treadmill in about 10:00 and rested 5 minutes</text:p>
      <text:p text:style-name="P5">4 miles on a treadmill with 0.1 mile jog before and ½ mile jog after</text:p>
      <text:p text:style-name="P5">Time for the 4 miles: 33:12 or 8:18/mile</text:p>
      <text:p text:style-name="P5">Splits for the 4 miles: 8:27, 8:23, 8:21, (4:10 + 3:51) = 8:01</text:p>
      <text:p text:style-name="P5">My pulse at the end of the 4 mile run was 156.</text:p>
      <text:p text:style-name="P5"/>
      <text:p text:style-name="P5">Tues Jan 23, 2018 <text:span text:style-name="T1">5 miles</text:span> <text:s/></text:p>
      <text:p text:style-name="P5">I ran and walked 5 miles on the Wise Center indoor track.</text:p>
      <text:p text:style-name="P5">The first and fifth miles I ran in 9:40 and 9:43. <text:s/></text:p>
      <text:p text:style-name="P5">During the middle 3 miles I walked about 120 yards during each ½ mile and ran the rest. <text:s/>The average pace for the middle 3 miles was 10:5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3T10:33:26.93</dc:date>
    <dc:creator>James Lombardi</dc:creator>
    <meta:editing-duration>PT21H16M56S</meta:editing-duration>
    <meta:editing-cycles>127</meta:editing-cycles>
    <meta:generator>OpenOffice/4.1.2$Win32 OpenOffice.org_project/412m3$Build-9782</meta:generator>
    <meta:document-statistic meta:table-count="0" meta:image-count="0" meta:object-count="0" meta:page-count="4" meta:paragraph-count="83" meta:word-count="1393" meta:character-count="6713"/>
  </office:meta>
</office:document-meta>
</file>